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055cm"/>
    </style:style>
    <style:style style:name="co7" style:family="table-column">
      <style:table-column-properties fo:break-before="auto" style:column-width="4.05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1.916cm"/>
    </style:style>
    <style:style style:name="co10" style:family="table-column">
      <style:table-column-properties fo:break-before="auto" style:column-width="6.525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0" style:family="table-cell" style:parent-style-name="Default">
      <style:text-properties style:font-name="Arial" style:font-name-asian="Arial Unicode MS" style:font-name-complex="Arial Unicode MS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2" table:default-cell-style-name="ce4"/>
        <table:table-column table:style-name="co2" table:default-cell-style-name="ce7"/>
        <table:table-column table:style-name="co9" table:default-cell-style-name="ce4"/>
        <table:table-column table:style-name="co10" table:default-cell-style-name="ce9"/>
        <table:table-column table:style-name="co2" table:default-cell-style-name="ce9"/>
        <table:table-column table:style-name="co2" table:number-columns-repeated="1011" table:default-cell-style-name="ce2"/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3" office:value-type="string">
            <text:p>request_bytes</text:p>
          </table:table-cell>
          <table:table-cell table:style-name="ce1" office:value-type="string">
            <text:p>answer_bytes</text:p>
          </table:table-cell>
          <table:table-cell table:style-name="ce3" office:value-type="string">
            <text:p>data_pos</text:p>
          </table:table-cell>
          <table:table-cell table:style-name="ce6" office:value-type="string">
            <text:p>coding</text:p>
          </table:table-cell>
          <table:table-cell table:style-name="ce3" office:value-type="string">
            <text:p>divider</text:p>
          </table:table-cell>
          <table:table-cell table:style-name="ce8" office:value-type="string">
            <text:p>comment</text:p>
          </table:table-cell>
          <table:table-cell table:style-name="ce8" office:value-type="string">
            <text:p>values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get</text:p>
          </table:table-cell>
          <table:table-cell office:value-type="string">
            <text:p>HK_sol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0500</text:p>
          </table:table-cell>
          <table:table-cell office:value-type="float" office:value="2">
            <text:p>02</text:p>
          </table:table-cell>
          <table:table-cell office:value-type="float" office:value="1">
            <text:p>1</text:p>
          </table:table-cell>
          <table:table-cell office:value-type="string">
            <text:p>data1b</text:p>
          </table:table-cell>
          <table:table-cell/>
          <table:table-cell office:value-type="string">
            <text:p>Heizkreis-Solltemperatu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 office:value-type="string">
            <text:p>HK_VL</text:p>
          </table:table-cell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0200</text:p>
          </table:table-cell>
          <table:table-cell office:value-type="float" office:value="3">
            <text:p>03</text:p>
          </table:table-cell>
          <table:table-cell office:value-type="float" office:value="1.2">
            <text:p>1,2</text:p>
          </table:table-cell>
          <table:table-cell office:value-type="string">
            <text:p>data2b</text:p>
          </table:table-cell>
          <table:table-cell/>
          <table:table-cell office:value-type="string">
            <text:p>Heizkreis-Vorlauftemperatur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anua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50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anuar Vorjah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Februa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50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table:style-name="ce10" office:value-type="string">
            <text:p>Energie Februar Vorjah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März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51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März Vorjah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April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51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April Vorjah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Mai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52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Mai Vorjah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 table:style-name="Default"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uni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52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uni Vorjah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uli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53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Juli Vorjah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August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53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August Vorjah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Septembe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54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September Vorjah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Oktobe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54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Oktober Vorjah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50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Novembe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table:style-name="ce5" office:value-type="string">
            <text:p>0D85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November Vorjah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4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Dezember</text:p>
          </table:table-cell>
          <table:table-cell table:number-columns-repeated="1012"/>
        </table:table-row>
        <table:table-row table:style-name="ro1">
          <table:table-cell office:value-type="string">
            <text:p>g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D8558</text:p>
          </table:table-cell>
          <table:table-cell office:value-type="float" office:value="2">
            <text:p>02</text:p>
          </table:table-cell>
          <table:table-cell office:value-type="string">
            <text:p>1,2</text:p>
          </table:table-cell>
          <table:table-cell office:value-type="string">
            <text:p>?</text:p>
          </table:table-cell>
          <table:table-cell/>
          <table:table-cell office:value-type="string">
            <text:p>Energie Dezember Vorjahr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3" office:value-type="string">
            <text:p>pre_value_bytes</text:p>
          </table:table-cell>
          <table:table-cell table:style-name="ce1" office:value-type="string">
            <text:p>post_value_bytes</text:p>
          </table:table-cell>
          <table:table-cell table:style-name="ce3" office:value-type="string">
            <text:p>coding</text:p>
          </table:table-cell>
          <table:table-cell table:style-name="ce6" office:value-type="string">
            <text:p>mulitplier</text:p>
          </table:table-cell>
          <table:table-cell table:style-name="ce3"/>
          <table:table-cell table:style-name="ce11" office:value-type="string">
            <text:p>Heizkurve 0,20 wird als 20 gesendet</text:p>
          </table:table-cell>
          <table:table-cell table:style-name="ce8" office:value-type="string">
            <text:p>values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set</text:p>
          </table:table-cell>
          <table:table-cell office:value-type="string">
            <text:p>HK_curve</text:p>
          </table:table-cell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3500</text:p>
          </table:table-cell>
          <table:table-cell/>
          <table:table-cell office:value-type="string">
            <text:p>data2b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eizkurve ändern</text:p>
          </table:table-cell>
          <table:table-cell table:number-columns-repeated="1012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>
            <text:p>set</text:p>
          </table:table-cell>
          <table:table-cell office:value-type="string">
            <text:p>Bivalenz</text:p>
          </table:table-cell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65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- Bivalenzpunkt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7E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– Hysterese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E0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Zusatzheizung – Verzögerung Hysterese 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7F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Zusatzheizung – EnergieIntegral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63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Heizung</text:p>
          </table:table-cell>
          <table:table-cell office:value-type="string">
            <text:p>0=aus 1=mit 2=nur</text:p>
          </table:table-cell>
          <table:table-cell table:number-columns-repeated="1011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64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WarmWasser</text:p>
          </table:table-cell>
          <table:table-cell office:value-type="string">
            <text:p>0=aus 1=mit 2=nur</text:p>
          </table:table-cell>
          <table:table-cell table:number-columns-repeated="1011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7D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– Hysterese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7C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Kompressor <text:s/>- EnergieIntegral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74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Kompressor – Starts pro Stunde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73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<text:s/>- max. Rücklauftemperatur</text:p>
          </table:table-cell>
          <table:table-cell table:number-columns-repeated="1012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6E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Quelle – zul. Spreizung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7A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Quelle – Einfrierschutz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76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Quelle – Vorlaufzeit Quellenpumpe</text:p>
          </table:table-cell>
          <table:table-cell table:number-columns-repeated="1012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C3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Aussentemperatur</text:p>
          </table:table-cell>
          <table:table-cell office:value-type="string">
            <text:p>1/16 Auflösung = 0,1875</text:p>
          </table:table-cell>
          <table:table-cell table:number-columns-repeated="1011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CD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Eintritt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C9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Austritt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C4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WW-Speicher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CA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Vorlauf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CB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Rücklauf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C5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Vorlauf VF2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C6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Eintritt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C7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Austritt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3401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RL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3301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VL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2B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Betriebsart</text:p>
          </table:table-cell>
          <table:table-cell office:value-type="string">
            <text:p>01=Ein 02=Aus 03=Auto 04=Eco 05=Absenken</text:p>
          </table:table-cell>
          <table:table-cell table:number-columns-repeated="1011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3C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Kreis Typ</text:p>
          </table:table-cell>
          <table:table-cell table:number-columns-repeated="1012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32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Raumsolltemperatur</text:p>
          </table:table-cell>
          <table:table-cell table:number-columns-repeated="1012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33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bsenktemperatur</text:p>
          </table:table-cell>
          <table:table-cell table:number-columns-repeated="1012"/>
        </table:table-row>
        <table:table-row table:style-name="ro1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35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 – Heizkurve</text:p>
          </table:table-cell>
          <table:table-cell table:number-columns-repeated="1012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36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ussentemperatur Abschaltgrenze</text:p>
          </table:table-cell>
          <table:table-cell table:number-columns-repeated="1012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30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inimale Vorlauftemperatur</text:p>
          </table:table-cell>
          <table:table-cell table:number-columns-repeated="1012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31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aximale Vorlauftemperatur</text:p>
          </table:table-cell>
          <table:table-cell table:number-columns-repeated="1012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38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max. Voraufheizung in Stunden</text:p>
          </table:table-cell>
          <table:table-cell table:number-columns-repeated="1012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.11.2012</text:date>, <text:time>21:20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Hirsch</meta:initial-creator>
    <meta:creation-date>2012-11-27T13:02:48</meta:creation-date>
    <dc:date>2012-11-27T21:20:13</dc:date>
    <dc:creator>Mirko Hirsch</dc:creator>
    <meta:editing-duration>PT23M57S</meta:editing-duration>
    <meta:editing-cycles>2</meta:editing-cycles>
    <meta:generator>OpenOffice.org/3.4.1$Unix OpenOffice.org_project/341m1$Build-9593</meta:generator>
    <meta:document-statistic meta:table-count="3" meta:cell-count="566" meta:object-count="0"/>
  </office:meta>
</office:document-meta>
</file>